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Traditional Arabic" fo:font-weight="normal" style:font-weight-asian="normal" style:font-weight-complex="normal"/>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IT PRUSA I3 STEEL (P3STEL) PRO</text:p>
      <text:p text:style-name="P4"/>
      <text:p text:style-name="P5">Nuestro kit de Prusa P3steel Pro es un kit confeccionado usando las mejores partes de cada versión previa de Prusa i3, ademas usamos la mejor electrónica y un extrusor de aluminio anodizado tipo MK9 que nos permite imprimir durante horas sin atascos además de ser muy rápido y efectivo en las retracciones de filamento. En 3DEspana.com somos fabricantes directos por lo que disponemos de planos, diseños 3d y repuestos de todos nuestros kit y totalmente a tu disposición para su descarga o compra.</text:p>
      <text:p text:style-name="P3"/>
      <text:p text:style-name="P2"/>
      <text:p text:style-name="P2"><text:span text:style-name="T1">Estructura:</text:span> Cortada por láser en acero ST37, posteriormente se le aplica un pavonado en color negro para evitar el óxido y la corrosión, y para finalizar se le aplica un baño desengrasante.</text:p>
      <text:p text:style-name="P2"/>
      <text:p text:style-name="P2">Nuestro diseño de estructura incluye soporte delantero desmontable para LCD 2004 y un soporte superior para bobina de filamento, además hemos alargado la estructura 60mm en la parte frontal para que la bandeja no sobresalga en la parte delantera, y si en un futuro quieres actualizar a una base de impresión de 200x300 solo necesites la cama y la base nueva.</text:p>
      <text:p text:style-name="P2"/>
      <text:p text:style-name="P2">La base del eje Y incluye cuatro rodamientos lineales sujetos mediante presillas metálicas con tornillos, además incluimos las sujeciones de correas en acero e impresas para que montes las que más te gusten.</text:p>
      <text:p text:style-name="P2"/>
      <text:p text:style-name="P2"/>
      <text:p text:style-name="P1">Guías lineales: <text:span text:style-name="T2">A diferencia de otros fabricante, nosotros utilizamos para las varillas o guías lineales acero cromado calibrado F114 de tolerancia F7, esto garantiza la durabilidad y resistencia sin desgaste durante horas, tras el corte de las varillas desbastamos los cantos en torno para que no queden aristas vivas.</text:span></text:p>
      <text:p text:style-name="P2"/>
      <text:p text:style-name="P2"/>
      <text:p text:style-name="P1">Tornilleria: <text:span text:style-name="T4">Para la tornilleria, sólo usamos tornilleria inoxidable pavonada en negro, tanto para tornillos como tuercas.</text:span></text:p>
      <text:p text:style-name="P7"/>
      <text:p text:style-name="P1"><text:span text:style-name="T3">Acopladores: </text:span><text:span text:style-name="T4">Para el eje Z utilizamos varilla pavonada de 5mm y acopladores flexibles de aluminio, lo que garantiza una buena alineación del eje Z y resistencia al desgaste y holguras.</text:span></text:p>
      <text:p text:style-name="P7"/>
      <text:p text:style-name="P1"><text:span text:style-name="T3">Tensión de correas: </text:span><text:span text:style-name="T4">En nuestra estructura para el eje Y utilizamos un rodamiento 608zz con un tornillo de 8mm y tuerca autoblocante, podrás imprimir horas y horas sin que la correa se afloje.</text:span></text:p>
      <text:p text:style-name="P7">Para el eje X utilizamos un rodamiento 623zz de doble carcasa y un soporte impreso con tensor de correa mediante un tornillo, además nuestro carro del eje X incluye cuatro rodamientos para que no des-alinee y soporte mas peso.</text:p>
      <text:p text:style-name="P7"/>
      <text:p text:style-name="P7"/>
      <text:p text:style-name="P1"><text:span text:style-name="T3">Piezas impresas: </text:span><text:span text:style-name="T4">En 3despana.com prestamos mucha atención a la calidad, todas nuestras piezas están impresas con calidad a una velocidad media de 50mm/s, con un relleno solido del 65% y una altura de capa de 0,19mm lo que garantiza un acabado homogéneo, resistente y con tolerancias de décimas de mm, ademas en 3DEspana.com compartimos todos los diseños mejoras y repuestos por lo que si necesitas cualquier pieza solo tienes que descargarla de nuestro repositorio.</text:span></text:p>
      <text:p text:style-name="P7"/>
      <text:p text:style-name="P2"/>
      <text:p text:style-name="P1">Base de impresión y nivelación: <text:span text:style-name="T2">Esta, junto con la electrónica y extrusor es la diferencia para conseguir una impresión de calidad, nuestros kit llevan una base caliente de aluminio MK3 de 3mm, preparada para funcionar a 12V y 24V, con esta base podrás imprimir directamente sobre el </text:span><text:soft-page-break/><text:span text:style-name="T2">aluminio o sobre cinta kapton evitando los cristales y las pinzas y facilitando la nivelación gracias a que nuestra estructura lleva una nivelación de base de 3 puntos que simplifica el tedioso nivelado de la cama, pero si eres de los que te gusta tener varios cristales e intercambiar no pasa nada, porque podrás poner sobre ella un cristal y pinzas, y quitarlo al finalizar la impresión.</text:span></text:p>
      <text:p text:style-name="P2"/>
      <text:p text:style-name="P2"/>
      <text:p text:style-name="P1">Motores: <text:span text:style-name="T2">Con nuestro kit no vas a quedarte corto de potencia, incluimos los nema 17 mas potentes de 2.5ah y 4800g por cm2, podrás imprimir durante horas sin que se calienten y sin fallos en los cambios de dirección.</text:span></text:p>
      <text:p text:style-name="P2"/>
      <text:p text:style-name="P1">Fuente de alimentación: <text:span text:style-name="T2">Montamos una fuente de alimentación industrial de 12v y 30ah con refrigeración automática por aire, potencia suficiente para alimentar dos extrusores y una cama de tamaño grande. </text:span></text:p>
      <text:p text:style-name="P2"/>
      <text:p text:style-name="P1">Controlador LCD: <text:span text:style-name="T2">Con nuestro kit tu impresora será totalmente autónoma y no necesitarás el PC, ya que incluye un lector de tarjetas SD donde podrás guardar el Gcode y ponerlo a imprimir directamente en tu impresora sin necesidad de PC, además en el LCD podrás visualizar y modificar datos como velocidad, temperatura, flow etc..</text:span></text:p>
      <text:p text:style-name="P2"/>
      <text:p text:style-name="P1">Electrónica: <text:span text:style-name="T2">Para mover todo este kit utilizamos un Arduino mega 2560 con chip ft232 y una Ramps 1.4 de calidad, añadimos refrigeración mediante un soporte y ventilador de 40mm para que siempre este refrigerada y fresca.</text:span></text:p>
      <text:p text:style-name="P2"/>
      <text:p text:style-name="P1">Driver: <text:span text:style-name="T2">Nos parece fundamental este aspecto, ya que va en juego la calidad de la impresión. En 3DEspana.com descartamos los antiguos a A4988 a resolución de 1/16 y montamos unos DRV8825 con disipador y el doble de resolución 1/32 que soportan más potencia y se calientan menos durante horas de impresión.</text:span></text:p>
      <text:p text:style-name="P2"/>
      <text:p text:style-name="P1">Extrusor: <text:span text:style-name="T2">Si queremos impresiones de calidad necesitamos componentes de calidad. En este kit montamos unos de los que nos parece el mejor extrusor del mercado, el compacto MK9 es un versión mejorada del antiguo MK8 de Makerbot, un cuerpo fabricado en aluminio anodizado, refrigerado con un ventilador de 40mm y un sistema de extrusión directa con rodamiento ovalado y polea dentada, disipador en el esparrago y un nozzle de 0,4mm, además incluimos un soporte y ventilador de capa de 30mm para que tus impresiones en PLA sean perfectas, en nuestra tienda disponemos de recambio y despiece en stock para este extrusor.</text:span></text:p>
      <text:p text:style-name="P2"/>
      <text:p text:style-name="P2"/>
      <text:p text:style-name="P1">Características técnicas:</text:p>
      <text:p text:style-name="P1"/>
      <text:p text:style-name="P1">Estructura: <text:span text:style-name="T2">Acero pavonado ST37 3mm</text:span></text:p>
      <text:p text:style-name="P1">Guías lineales:<text:span text:style-name="T2"> Acero cromado F114 8mm tolerancia F7</text:span></text:p>
      <text:p text:style-name="P2"><text:span text:style-name="T1">Área de impresión:</text:span> 200x200x190</text:p>
      <text:p text:style-name="P2"><text:span text:style-name="T1">Diametro de filamento:</text:span> 1,75mm</text:p>
      <text:p text:style-name="P1">Tipos de filamento: <text:span text:style-name="T2">ABS, PLA, Nylon, PTFE, Flexible etc...</text:span></text:p>
      <text:p text:style-name="P2"><text:span text:style-name="T1">Electrónica:</text:span> Arduino Mega + ramps 1,4</text:p>
      <text:p text:style-name="P2"><text:span text:style-name="T1">Driver:</text:span> DRV8825 1/32</text:p>
      <text:p text:style-name="P1">Fuente de alimentación: <text:span text:style-name="T2">12V 30ah</text:span></text:p>
      <text:p text:style-name="P1">Base de impresión: <text:span text:style-name="T2">Base caliente Aluminio MK3 12/24v</text:span></text:p>
      <text:p text:style-name="P1">Motores: <text:span text:style-name="T2">Nema 17 2,5ah 4800g</text:span></text:p>
      <text:p text:style-name="P1">LCD: <text:span text:style-name="T2">Controlador LCD 2004 + SD</text:span></text:p>
      <text:p text:style-name="P2"/>
      <text:p text:style-name="P2"/>
      <text:p text:style-name="P2"><text:soft-page-break/></text:p>
      <text:p text:style-name="P2"/>
      <text:p text:style-name="P2"/>
      <text:p text:style-name="P2"/>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py </meta:initial-creator>
    <meta:creation-date>2015-10-10T16:42:37.41</meta:creation-date>
    <dc:date>2015-10-15T16:42:52.07</dc:date>
    <dc:creator>Campy </dc:creator>
    <meta:editing-duration>PT1H37M15S</meta:editing-duration>
    <meta:editing-cycles>7</meta:editing-cycles>
    <meta:generator>OpenOffice/4.1.1$Win32 OpenOffice.org_project/411m6$Build-9775</meta:generator>
    <meta:document-statistic meta:table-count="0" meta:image-count="0" meta:object-count="0" meta:page-count="3" meta:paragraph-count="30" meta:word-count="946" meta:character-count="5776"/>
  </office:meta>
</office:document-meta>
</file>